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table:align="margins" style:shadow="none" style:may-break-between-rows="true" style:writing-mode="lr-tb" table:border-model="collapsing"/>
    </style:style>
    <style:style style:name="Table1.A" style:family="table-column">
      <style:table-column-properties style:column-width="3.2486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8f03eb" officeooo:paragraph-rsid="008f03eb" style:font-size-asian="12.25pt" style:font-weight-asian="bold" style:font-size-complex="14pt" style:font-weight-complex="bold"/>
    </style:style>
    <style:style style:name="P20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5bf2e3" officeooo:paragraph-rsid="008fa50b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03eb" officeooo:paragraph-rsid="008f03e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8f8c16" officeooo:paragraph-rsid="009904f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8c16" officeooo:paragraph-rsid="009904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bold" officeooo:rsid="008f8c16" officeooo:paragraph-rsid="008f8c16" style:font-size-asian="12.25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f2a4" officeooo:paragraph-rsid="008f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c29d" officeooo:paragraph-rsid="0095c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b99a" officeooo:paragraph-rsid="0097b9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5c29d" officeooo:paragraph-rsid="0095c2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95c29d" officeooo:paragraph-rsid="0095c29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weight="normal" officeooo:rsid="008f8c16" officeooo:paragraph-rsid="008f8c16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08in" fo:language="ru" fo:country="RU" fo:font-style="normal" fo:font-weight="bold" officeooo:rsid="0095c29d" officeooo:paragraph-rsid="0095c29d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95c29d" officeooo:paragraph-rsid="0095c29d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95c29d" officeooo:paragraph-rsid="0097b99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97b99a" officeooo:paragraph-rsid="0097b99a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letter-spacing="0.0008in" fo:language="ru" fo:country="RU" fo:font-style="normal" fo:font-weight="bold" officeooo:rsid="0097b99a" officeooo:paragraph-rsid="0097b99a" style:font-name-asian="Times New Roman" style:font-size-asian="14pt" style:language-asian="zh" style:country-asian="CN" style:font-style-asian="normal" style:font-weight-asian="bold" style:font-name-complex="Times New Roman" style:font-size-complex="14pt" style:language-complex="hi" style:country-complex="IN" style:font-style-complex="normal" style:font-weight-complex="bold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d6a16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8c3c38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8c3c38" style:font-weight-asian="bold"/>
    </style:style>
    <style:style style:name="T8" style:family="text">
      <style:text-properties fo:font-weight="bold" officeooo:rsid="008ad829" style:font-weight-asian="bold"/>
    </style:style>
    <style:style style:name="T9" style:family="text">
      <style:text-properties fo:font-weight="normal" officeooo:rsid="0070a135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d51a7" style:font-weight-asian="normal" style:font-weight-complex="normal"/>
    </style:style>
    <style:style style:name="T12" style:family="text">
      <style:text-properties fo:font-weight="normal" officeooo:rsid="007b0c19" style:font-weight-asian="normal" style:font-weight-complex="normal"/>
    </style:style>
    <style:style style:name="T13" style:family="text">
      <style:text-properties officeooo:rsid="008f03eb"/>
    </style:style>
    <style:style style:name="T14" style:family="text">
      <style:text-properties officeooo:rsid="0095c29d"/>
    </style:style>
    <style:style style:name="T15" style:family="text">
      <style:text-properties officeooo:rsid="0097b99a"/>
    </style:style>
    <style:style style:name="T16" style:family="text">
      <style:text-properties fo:font-weight="normal" officeooo:rsid="004bfe69" style:font-weight-asian="normal" style:font-weight-complex="normal"/>
    </style:style>
    <style:style style:name="T17" style:family="text">
      <style:text-properties fo:font-weight="normal" officeooo:rsid="008ca903" style:font-weight-asian="normal" style:font-weight-complex="normal"/>
    </style:style>
    <style:style style:name="T18" style:family="text">
      <style:text-properties fo:font-weight="normal" officeooo:rsid="008546fd" style:font-weight-asian="normal" style:font-weight-complex="normal"/>
    </style:style>
    <style:style style:name="T19" style:family="text">
      <style:text-properties fo:font-weight="normal" officeooo:rsid="0099a4b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Экономические расч<text:span text:style-name="T2">ё</text:span>ты разработки программных продукт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5">5</text:span> г.</text:p>
      <text:p text:style-name="P14"><text:soft-page-break/><text:span text:style-name="T6">Тема </text:span><text:span text:style-name="T7">дипломной </text:span><text:span text:style-name="T8">работы</text:span></text:p>
      <text:p text:style-name="P15"><text:span text:style-name="T9">Р</text:span><text:span text:style-name="T10">азработка HAL для микроконтроллера Mik32 Amur на языке программирования Rust.</text:span></text:p>
      <text:p text:style-name="P16"><text:span text:style-name="T10">Проект направлен на </text:span><text:span text:style-name="T11">реализацию</text:span><text:span text:style-name="T10"> безопасно</text:span><text:span text:style-name="T11">й работы с</text:span><text:span text:style-name="T10"> памят</text:span><text:span text:style-name="T11">ью</text:span><text:span text:style-name="T10"> и предотвращ</text:span><text:span text:style-name="T11">ение</text:span><text:span text:style-name="T10"> распростран</text:span><text:span text:style-name="T11">ё</text:span><text:span text:style-name="T10">нны</text:span><text:span text:style-name="T11">х</text:span><text:span text:style-name="T10"> ошиб</text:span><text:span text:style-name="T11">ок</text:span><text:span text:style-name="T10">, таки</text:span><text:span text:style-name="T11">х</text:span><text:span text:style-name="T10"> как </text:span><text:span text:style-name="T11">use-after-free</text:span><text:span text:style-name="T10"> и гонки данных </text:span><text:span text:style-name="T11">путём использования многочисленных проверок на стадии компиляции, предоставляемых языком Rust</text:span><text:span text:style-name="T10">.</text:span></text:p>
      <text:p text:style-name="P17"><text:span text:style-name="T12"/></text:p>
      <text:p text:style-name="P18"><text:span text:style-name="T13">Планирование</text:span><text:span text:style-name="T5"> ВКР</text:span></text:p>
      <text:p text:style-name="P19">Этапы и выполняемые работы на этапах:</text:p>
      <text:list xml:id="list647943665" text:style-name="List_20_1">
        <text:list-item>
          <text:p text:style-name="P20">Техническое задание</text:p>
        </text:list-item>
      </text:list>
      <text:list text:style-name="L1">
        <text:list-item>
          <text:p text:style-name="P21">Обоснование необходимости разработки ПС</text:p>
        </text:list-item>
        <text:list-item>
          <text:p text:style-name="P21">Научно-исследовательские работы</text:p>
        </text:list-item>
        <text:list-item>
          <text:p text:style-name="P21">Разработка и утверждение технического задания</text:p>
        </text:list-item>
      </text:list>
      <text:list xml:id="list230200306620130" text:continue-list="list647943665" text:style-name="List_20_1">
        <text:list-item>
          <text:p text:style-name="P20">Эскизный проект</text:p>
        </text:list-item>
      </text:list>
      <text:list text:style-name="L2">
        <text:list-item>
          <text:p text:style-name="P22">Разработка эскизного проекта</text:p>
        </text:list-item>
        <text:list-item>
          <text:p text:style-name="P22">Утверждение эскизного проекта</text:p>
        </text:list-item>
      </text:list>
      <text:list xml:id="list230201421856513" text:continue-list="list230200306620130" text:style-name="List_20_1">
        <text:list-item>
          <text:p text:style-name="P20">Технический проект</text:p>
        </text:list-item>
      </text:list>
      <text:list text:style-name="L3">
        <text:list-item>
          <text:p text:style-name="P23">Разработка технического проекта</text:p>
        </text:list-item>
        <text:list-item>
          <text:p text:style-name="P23">Утверждение технического проекта</text:p>
        </text:list-item>
      </text:list>
      <text:list xml:id="list230200490570287" text:continue-list="list230201421856513" text:style-name="List_20_1">
        <text:list-item>
          <text:p text:style-name="P20">Рабочий проект</text:p>
        </text:list-item>
      </text:list>
      <text:list text:style-name="L4">
        <text:list-item>
          <text:p text:style-name="P24">Разработка программной системы</text:p>
        </text:list-item>
        <text:list-item>
          <text:p text:style-name="P24">Разработка программной документации на ПС</text:p>
        </text:list-item>
        <text:list-item>
          <text:p text:style-name="P24">Проведение испытаний ПС</text:p>
        </text:list-item>
      </text:list>
      <text:list text:continue-list="list230200490570287" text:style-name="List_20_1">
        <text:list-item>
          <text:p text:style-name="P20">Внедрение</text:p>
        </text:list-item>
      </text:list>
      <text:list text:style-name="L5">
        <text:list-item>
          <text:p text:style-name="P25">Подготовка и передача ПС</text:p>
        </text:list-item>
      </text:list>
      <text:p text:style-name="P26"/>
      <text:p text:style-name="P27">Команда разработчиков:</text:p>
      <text:p text:style-name="P28">Крылов А.В. (менеджер проекта)</text:p>
      <text:p text:style-name="P29"><text:soft-page-break/></text:p>
      <text:p text:style-name="P29">Трудоёмкость этапов ВКР:</text:p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0">Название этапа</text:p>
          </table:table-cell>
          <table:table-cell table:style-name="Table1.B1" office:value-type="string">
            <text:p text:style-name="P30">Трудоёмкость, чел.-дни</text:p>
          </table:table-cell>
        </table:table-row>
        <table:table-row>
          <table:table-cell table:style-name="Table1.A2" office:value-type="string">
            <text:p text:style-name="P30">Техническое задание</text:p>
          </table:table-cell>
          <table:table-cell table:style-name="Table1.B2" office:value-type="string">
            <text:p text:style-name="P31">20</text:p>
          </table:table-cell>
        </table:table-row>
        <table:table-row>
          <table:table-cell table:style-name="Table1.A2" office:value-type="string">
            <text:p text:style-name="P30">Эскизный проект</text:p>
          </table:table-cell>
          <table:table-cell table:style-name="Table1.B2" office:value-type="string">
            <text:p text:style-name="P32">30</text:p>
          </table:table-cell>
        </table:table-row>
        <table:table-row>
          <table:table-cell table:style-name="Table1.A2" office:value-type="string">
            <text:p text:style-name="P30">Технический проект</text:p>
          </table:table-cell>
          <table:table-cell table:style-name="Table1.B2" office:value-type="string">
            <text:p text:style-name="P31">40</text:p>
          </table:table-cell>
        </table:table-row>
        <table:table-row table:style-name="Table1.5">
          <table:table-cell table:style-name="Table1.A2" office:value-type="string">
            <text:p text:style-name="P30">Рабочий проект</text:p>
          </table:table-cell>
          <table:table-cell table:style-name="Table1.B2" office:value-type="string">
            <text:p text:style-name="P31">60</text:p>
          </table:table-cell>
        </table:table-row>
        <table:table-row table:style-name="Table1.5">
          <table:table-cell table:style-name="Table1.A2" office:value-type="string">
            <text:p text:style-name="P30">Внедрение</text:p>
          </table:table-cell>
          <table:table-cell table:style-name="Table1.B2" office:value-type="string">
            <text:p text:style-name="P30">2<text:span text:style-name="T14">0</text:span></text:p>
          </table:table-cell>
        </table:table-row>
        <table:table-row>
          <table:table-cell table:style-name="Table1.A2" office:value-type="string">
            <text:p text:style-name="P33">Итого</text:p>
          </table:table-cell>
          <table:table-cell table:style-name="Table1.B2" office:value-type="string">
            <text:p text:style-name="P33">170</text:p>
          </table:table-cell>
        </table:table-row>
      </table:table>
      <text:p text:style-name="P34">170 чел.-дней / 21 рабочий день = 8.1 чел.-месяцев</text:p>
      <text:p text:style-name="P35"/>
      <text:p text:style-name="P36">Заработная плата:</text:p>
      <text:p text:style-name="P37">Крылов А.В. (менеджер проекта): оклад 80000 руб./мес., премия 20% от оклада.</text:p>
      <text:p text:style-name="P37"/>
      <text:p text:style-name="P38"><text:span text:style-name="T15">З</text:span>арплата за 9 месяцев: 80000 * 9 = <text:span text:style-name="T15">720000</text:span> руб.</text:p>
      <text:p text:style-name="P39">Премия 20%: 720000 * 0.2 = 144000 руб.</text:p>
      <text:p text:style-name="P39">ЗП + премия за 9 месяцев: 720000 + 144000 = 864000 руб.</text:p>
      <text:p text:style-name="P39">НДФЛ (13%): 864000 * 0.13 = 112320 руб.</text:p>
      <text:p text:style-name="P39">ЕСН (26%): 864000 * 0.26 = 224640 руб.</text:p>
      <text:p text:style-name="P39">Общие затраты на ФОТ: 864000 + 224640 = 1088640 руб.</text:p>
      <text:p text:style-name="P40"/>
      <text:p text:style-name="P40">Общая стоимость реализации проекта:</text:p>
      <text:p text:style-name="P39">1088640 / 0.45 = 2419200 руб.</text:p>
      <text:p text:style-name="P39"/>
      <text:p text:style-name="P41">Выводы</text:p>
      <text:p text:style-name="P42"><text:span text:style-name="T10">В </text:span><text:span text:style-name="T16">ходе провед</text:span><text:span text:style-name="T17">ё</text:span><text:span text:style-name="T16">нной </text:span><text:span text:style-name="T18">лабораторной</text:span><text:span text:style-name="T16"> работы </text:span><text:span text:style-name="T19">были определены этапы, выполняемые работы на этапах, команда разработчиков и трудоёмкость этапов ВКР, ЗП каждого участника, общая трудоёмкость ВКР, общие затраты на Фонд оплаты труда и общая стоимость реализации проек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4-03T23:02:00.115954508</dc:date>
    <meta:editing-cycles>84</meta:editing-cycles>
    <meta:editing-duration>P1DT18H31M18S</meta:editing-duration>
    <meta:generator>LibreOffice/25.2.2.2$Linux_X86_64 LibreOffice_project/520$Build-2</meta:generator>
    <meta:document-statistic meta:table-count="1" meta:image-count="0" meta:object-count="0" meta:page-count="3" meta:paragraph-count="67" meta:word-count="317" meta:character-count="2295" meta:non-whitespace-character-count="203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